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margin-left="0.0313in" table:align="left"/>
    </style:style>
    <style:style style:name="Table1.A" style:family="table-column">
      <style:table-column-properties style:column-width="2.308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fo:margin-left="0.0313in" table:align="left"/>
    </style:style>
    <style:style style:name="Table2.A" style:family="table-column">
      <style:table-column-properties style:column-width="2.3083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8958in" fo:margin-left="0.0146in" table:align="left"/>
    </style:style>
    <style:style style:name="Table3.A" style:family="table-column">
      <style:table-column-properties style:column-width="0.7813in"/>
    </style:style>
    <style:style style:name="Table3.B" style:family="table-column">
      <style:table-column-properties style:column-width="1.0097in"/>
    </style:style>
    <style:style style:name="Table3.C" style:family="table-column">
      <style:table-column-properties style:column-width="1.1042in"/>
    </style:style>
    <style:style style:name="Table3.D" style:family="table-column">
      <style:table-column-properties style:column-width="0.6326in"/>
    </style:style>
    <style:style style:name="Table3.E" style:family="table-column">
      <style:table-column-properties style:column-width="1.1736in"/>
    </style:style>
    <style:style style:name="Table3.F" style:family="table-column">
      <style:table-column-properties style:column-width="1.2979in"/>
    </style:style>
    <style:style style:name="Table3.G" style:family="table-column">
      <style:table-column-properties style:column-width="0.8965in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3.C1" style:family="table-cell">
      <style:table-cell-properties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4" style:family="table">
      <style:table-properties style:width="6.925in" fo:margin-left="0.0313in" table:align="left"/>
    </style:style>
    <style:style style:name="Table4.A" style:family="table-column">
      <style:table-column-properties style:column-width="1.7313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11" style:family="table-row">
      <style:table-row-properties style:min-row-height="0.0417in" style:use-optimal-row-height="false"/>
    </style:style>
    <style:style style:name="Table4.17" style:family="table-row">
      <style:table-row-properties style:min-row-height="0.0069in" style:use-optimal-row-height="false"/>
    </style:style>
    <style:style style:name="Table5" style:family="table">
      <style:table-properties style:width="6.925in" fo:margin-left="0.0313in" table:align="left"/>
    </style:style>
    <style:style style:name="Table5.A" style:family="table-column">
      <style:table-column-properties style:column-width="1.7313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8535in"/>
    </style:style>
    <style:style style:name="Table6.B" style:family="table-column">
      <style:table-column-properties style:column-width="0.6847in"/>
    </style:style>
    <style:style style:name="Table6.C" style:family="table-column">
      <style:table-column-properties style:column-width="0.7694in"/>
    </style:style>
    <style:style style:name="Table6.I" style:family="table-column">
      <style:table-column-properties style:column-width="0.7722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I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Normal_20__28_Web_29_">
      <style:paragraph-properties fo:margin-top="0in" fo:margin-bottom="0in"/>
      <style:text-properties fo:color="#000000"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2" style:family="paragraph" style:parent-style-name="Normal_20__28_Web_29_">
      <style:paragraph-properties fo:margin-top="0in" fo:margin-bottom="0in" fo:text-align="center" style:justify-single-word="false"/>
      <style:text-properties fo:color="#000000"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3" style:family="paragraph" style:parent-style-name="Normal_20__28_Web_29_">
      <style:paragraph-properties fo:margin-top="0in" fo:margin-bottom="0in"/>
      <style:text-properties fo:color="#000000" style:font-name="Arial" fo:font-size="14pt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Normal_20__28_Web_29_">
      <style:paragraph-properties fo:margin-top="0in" fo:margin-bottom="0in"/>
      <style:text-properties fo:color="#000000" style:font-name="Arial" fo:font-size="11pt" style:font-size-asian="11pt" style:font-name-complex="Arial" style:font-size-complex="11pt"/>
    </style:style>
    <style:style style:name="P5" style:family="paragraph" style:parent-style-name="Normal_20__28_Web_29_">
      <style:paragraph-properties fo:margin-top="0in" fo:margin-bottom="0in" fo:line-height="165%"/>
      <style:text-properties fo:color="#000000" style:font-name="Arial" fo:font-size="11pt" style:font-size-asian="11pt" style:font-name-complex="Arial" style:font-size-complex="11pt"/>
    </style:style>
    <style:style style:name="P6" style:family="paragraph" style:parent-style-name="Normal_20__28_Web_29_">
      <style:paragraph-properties fo:margin-top="0in" fo:margin-bottom="0in" fo:text-align="center" style:justify-single-word="false"/>
      <style:text-properties fo:color="#000000" style:font-name="Arial" fo:font-size="11pt" style:font-size-asian="11pt" style:font-name-complex="Arial" style:font-size-complex="11pt"/>
    </style:style>
    <style:style style:name="P7" style:family="paragraph" style:parent-style-name="Normal_20__28_Web_29_">
      <style:paragraph-properties fo:margin-top="0in" fo:margin-bottom="0in" fo:text-align="center" style:justify-single-word="false">
        <style:tab-stops>
          <style:tab-stop style:position="0in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8" style:family="paragraph" style:parent-style-name="Normal_20__28_Web_29_">
      <style:paragraph-properties fo:margin-top="0in" fo:margin-bottom="0in"/>
      <style:text-properties fo:color="#000000"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 style:font-weight-complex="bold"/>
    </style:style>
    <style:style style:name="P9" style:family="paragraph" style:parent-style-name="Normal_20__28_Web_29_">
      <style:paragraph-properties fo:margin-top="0in" fo:margin-bottom="0in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Normal_20__28_Web_29_">
      <style:paragraph-properties fo:margin-top="0in" fo:margin-bottom="0in" fo:text-align="center" style:justify-single-word="false"/>
    </style:style>
    <style:style style:name="P11" style:family="paragraph" style:parent-style-name="Standard">
      <style:text-properties fo:color="#000000" style:font-name="Arial"/>
    </style:style>
    <style:style style:name="P12" style:family="paragraph" style:parent-style-name="Standard">
      <style:text-properties fo:color="#000000" style:font-name="Arial"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name-complex="Arial" style:font-size-complex="15pt" style:font-weight-complex="bold"/>
    </style:style>
    <style:style style:name="P13" style:family="paragraph" style:parent-style-name="Standard">
      <style:text-properties fo:color="#000000"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P14" style:family="paragraph" style:parent-style-name="Standard">
      <style:text-properties fo:color="#000000"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15" style:family="paragraph" style:parent-style-name="Standard">
      <style:text-properties fo:color="#000000"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text-properties fo:color="#000000" style:font-name="Arial" fo:font-size="11pt" style:font-size-asian="11pt" style:font-name-complex="Arial" style:font-size-complex="11pt"/>
    </style:style>
    <style:style style:name="P20" style:family="paragraph" style:parent-style-name="Normal">
      <style:paragraph-properties fo:text-align="center" style:justify-single-word="false"/>
    </style:style>
    <style:style style:name="P21" style:family="paragraph" style:parent-style-name="Normal_20__28_Web_29_">
      <style:paragraph-properties fo:text-align="center" style:justify-single-word="false"/>
      <style:text-properties fo:color="#000000" style:font-name="Arial" fo:font-size="11pt" style:font-size-asian="11pt" style:font-name-complex="Arial" style:font-size-complex="11pt"/>
    </style:style>
    <style:style style:name="P22" style:family="paragraph" style:parent-style-name="Text_20_body">
      <style:text-properties fo:color="#000000" style:font-name="Arial"/>
    </style:style>
    <style:style style:name="P23" style:family="paragraph" style:parent-style-name="Standard" style:master-page-name="MP0">
      <style:paragraph-properties fo:text-align="center" style:justify-single-word="false" style:page-number="auto" fo:break-before="page"/>
      <style:text-properties fo:color="#000000" style:font-name="Arial" fo:font-size="14pt" fo:font-weight="bold" style:font-size-asian="14pt" style:font-weight-asian="bold" style:font-name-complex="Arial" style:font-size-complex="14pt" style:font-weight-complex="bold"/>
    </style:style>
    <style:style style:name="P24" style:family="paragraph" style:parent-style-name="Standard" style:list-style-name="L9"/>
    <style:style style:name="P25" style:family="paragraph" style:parent-style-name="Standard" style:list-style-name="WWNum8">
      <style:text-properties fo:color="#000000" style:font-name="Arial" fo:font-size="11pt" style:font-size-asian="11pt" style:font-name-complex="Arial" style:font-size-complex="11pt"/>
    </style:style>
    <style:style style:name="P26" style:family="paragraph" style:parent-style-name="Normal_20__28_Web_29_" style:list-style-name="L2">
      <style:paragraph-properties fo:margin-top="0in" fo:margin-bottom="0in" fo:line-height="165%"/>
      <style:text-properties fo:color="#000000" style:font-name="Arial" fo:font-size="11pt" style:font-size-asian="11pt" style:font-name-complex="Arial" style:font-size-complex="11pt"/>
    </style:style>
    <style:style style:name="P27" style:family="paragraph" style:parent-style-name="Normal_20__28_Web_29_" style:list-style-name="L1">
      <style:paragraph-properties fo:margin-top="0in" fo:margin-bottom="0in" fo:line-height="165%"/>
      <style:text-properties fo:color="#000000" style:font-name="Arial" fo:font-size="11pt" style:font-size-asian="11pt" style:font-name-complex="Arial" style:font-size-complex="11pt"/>
    </style:style>
    <style:style style:name="P28" style:family="paragraph" style:parent-style-name="Normal_20__28_Web_29_" style:list-style-name="L3">
      <style:paragraph-properties fo:margin-top="0in" fo:margin-bottom="0in" fo:line-height="165%"/>
      <style:text-properties fo:color="#000000" style:font-name="Arial" fo:font-size="11pt" style:font-size-asian="11pt" style:font-name-complex="Arial" style:font-size-complex="11pt"/>
    </style:style>
    <style:style style:name="P29" style:family="paragraph" style:parent-style-name="Normal_20__28_Web_29_" style:list-style-name="L4">
      <style:paragraph-properties fo:margin-top="0in" fo:margin-bottom="0in" fo:line-height="165%"/>
      <style:text-properties fo:color="#000000" style:font-name="Arial" fo:font-size="11pt" style:font-size-asian="11pt" style:font-name-complex="Arial" style:font-size-complex="11pt"/>
    </style:style>
    <style:style style:name="P30" style:family="paragraph" style:parent-style-name="Normal_20__28_Web_29_" style:list-style-name="L5">
      <style:paragraph-properties fo:margin-top="0in" fo:margin-bottom="0in" fo:line-height="165%"/>
      <style:text-properties fo:color="#000000" style:font-name="Arial" fo:font-size="11pt" style:font-size-asian="11pt" style:font-name-complex="Arial" style:font-size-complex="11pt"/>
    </style:style>
    <style:style style:name="P31" style:family="paragraph" style:parent-style-name="Normal_20__28_Web_29_" style:list-style-name="L6">
      <style:paragraph-properties fo:margin-top="0in" fo:margin-bottom="0in" fo:line-height="165%"/>
      <style:text-properties fo:color="#000000" style:font-name="Arial" fo:font-size="11pt" style:font-size-asian="11pt" style:font-name-complex="Arial" style:font-size-complex="11pt"/>
    </style:style>
    <style:style style:name="P32" style:family="paragraph" style:parent-style-name="Normal_20__28_Web_29_" style:list-style-name="L7">
      <style:paragraph-properties fo:margin-top="0in" fo:margin-bottom="0in" fo:line-height="165%"/>
      <style:text-properties fo:color="#000000" style:font-name="Arial" fo:font-size="11pt" style:font-size-asian="11pt" style:font-name-complex="Arial" style:font-size-complex="11pt"/>
    </style:style>
    <style:style style:name="P33" style:family="paragraph" style:parent-style-name="Normal_20__28_Web_29_" style:list-style-name="L8">
      <style:paragraph-properties fo:margin-top="0in" fo:margin-bottom="0in" fo:line-height="165%"/>
      <style:text-properties fo:color="#000000" style:font-name="Arial" fo:font-size="11pt" style:font-size-asian="11pt" style:font-name-complex="Arial" style:font-size-complex="11pt"/>
    </style:style>
    <style:style style:name="P34" style:family="paragraph" style:parent-style-name="Normal_20__28_Web_29_" style:list-style-name="WWNum7">
      <style:paragraph-properties fo:margin-top="0in" fo:margin-bottom="0in"/>
      <style:text-properties fo:color="#000000" style:font-name="Arial" fo:font-size="11pt" style:font-size-asian="11pt" style:font-name-complex="Arial" style:font-size-complex="11pt"/>
    </style:style>
    <style:style style:name="P35" style:family="paragraph" style:parent-style-name="Normal_20__28_Web_29_" style:list-style-name="WWNum8">
      <style:paragraph-properties fo:margin-top="0in" fo:margin-bottom="0in"/>
      <style:text-properties fo:color="#000000" style:font-name="Arial" fo:font-size="11pt" style:font-size-asian="11pt" style:font-name-complex="Arial" style:font-size-complex="11pt"/>
    </style:style>
    <style:style style:name="P36" style:family="paragraph" style:parent-style-name="Normal_20__28_Web_29_">
      <style:paragraph-properties fo:margin-top="0in" fo:margin-bottom="0in" fo:text-align="center" style:justify-single-word="false"/>
    </style:style>
    <style:style style:name="P37" style:family="paragraph" style:parent-style-name="Text_20_body" style:list-style-name="L1">
      <style:paragraph-properties fo:margin-top="0in" fo:margin-bottom="0in" fo:line-height="165%"/>
      <style:text-properties fo:color="#000000" style:font-name="Arial" fo:font-size="11pt" fo:font-weight="bold" style:font-size-asian="11pt" style:font-weight-asian="bold"/>
    </style:style>
    <style:style style:name="P38" style:family="paragraph" style:parent-style-name="Text_20_body" style:list-style-name="L2">
      <style:paragraph-properties fo:margin-top="0in" fo:margin-bottom="0in" fo:line-height="165%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11pt" style:font-size-asian="11pt" style:font-name-complex="Arial" style:font-size-complex="11pt"/>
    </style:style>
    <style:style style:name="T3" style:family="text">
      <style:text-properties fo:color="#000000" style:font-name="Arial" fo:font-weight="bold" style:font-weight-asian="bold" style:font-name-complex="Arial" style:font-weight-complex="bold"/>
    </style:style>
    <style:style style:name="T4" style:family="text">
      <style:text-properties fo:color="#000000" style:font-name="Arial" style:font-name-complex="Arial"/>
    </style:style>
    <style:style style:name="T5" style:family="text">
      <style:text-properties fo:color="#000000" style:font-name="Arial" fo:font-size="9pt" style:font-size-asian="9pt" style:font-size-complex="9pt"/>
    </style:style>
    <text:list-style style:name="L1">
      <text:list-level-style-number text:level="1" style:num-suffix=")" style:num-format="a" style:num-letter-sync="true">
        <style:list-level-properties/>
      </text:list-level-style-number>
      <text:list-level-style-bullet text:level="2" text:style-name="WW_5f_CharLFO4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2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5in" text:min-label-width="0.1965in"/>
      </text:list-level-style-number>
      <text:list-level-style-number text:level="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/>
      </text:list-level-style-number>
      <text:list-level-style-bullet text:level="2" text:style-name="WW_5f_CharLFO5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2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5in" text:min-label-width="0.1965in"/>
      </text:list-level-style-number>
      <text:list-level-style-number text:level="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 style:num-letter-sync="true">
        <style:list-level-properties/>
      </text:list-level-style-number>
      <text:list-level-style-bullet text:level="2" text:style-name="WW_5f_CharLFO7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2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5in" text:min-label-width="0.1965in"/>
      </text:list-level-style-number>
      <text:list-level-style-number text:level="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 style:num-letter-sync="true">
        <style:list-level-properties/>
      </text:list-level-style-number>
      <text:list-level-style-bullet text:level="2" text:style-name="WW_5f_CharLFO8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2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5in" text:min-label-width="0.1965in"/>
      </text:list-level-style-number>
      <text:list-level-style-number text:level="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 style:num-letter-sync="true">
        <style:list-level-properties/>
      </text:list-level-style-number>
      <text:list-level-style-bullet text:level="2" text:style-name="WW_5f_CharLFO9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2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5in" text:min-label-width="0.1965in"/>
      </text:list-level-style-number>
      <text:list-level-style-number text:level="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 style:num-letter-sync="true">
        <style:list-level-properties/>
      </text:list-level-style-number>
      <text:list-level-style-bullet text:level="2" text:style-name="WW_5f_CharLFO10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2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5in" text:min-label-width="0.1965in"/>
      </text:list-level-style-number>
      <text:list-level-style-number text:level="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a" style:num-letter-sync="true">
        <style:list-level-properties/>
      </text:list-level-style-number>
      <text:list-level-style-bullet text:level="2" text:style-name="WW_5f_CharLFO11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2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5in" text:min-label-width="0.1965in"/>
      </text:list-level-style-number>
      <text:list-level-style-number text:level="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a" style:num-letter-sync="true">
        <style:list-level-properties/>
      </text:list-level-style-number>
      <text:list-level-style-bullet text:level="2" text:style-name="WW_5f_CharLFO12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2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5in" text:min-label-width="0.1965in"/>
      </text:list-level-style-number>
      <text:list-level-style-number text:level="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)" style:num-format="a" style:num-letter-sync="true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)" style:num-format="a" style:num-letter-sync="true">
        <style:list-level-properties/>
      </text:list-level-style-number>
      <text:list-level-style-number text:level="7" style:num-suffix=")" style:num-format="a" style:num-letter-sync="true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a" style:num-letter-sync="true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esting Concepts Session- 1 and 2 Assignment</text:p>
      <text:p text:style-name="P2"/>
      <text:p text:style-name="P1">Assignment-1</text:p>
      <text:p text:style-name="P1"/>
      <text:p text:style-name="P1">Answer-1:</text:p>
      <text:p text:style-name="P1"><text:bookmark text:name="docs-internal-guid-005b3aae-7fff-64e6-43"/></text:p>
      <text:list xml:id="list845795803130148626" text:style-name="L1">
        <text:list-item>
          <text:p text:style-name="P37">Any clarification required in user story acceptance criteria.</text:p>
        </text:list-item>
      </text:list>
      <text:list xml:id="list8409951453959445614" text:style-name="L2">
        <text:list-item>
          <text:list>
            <text:list-item>
              <text:p text:style-name="P26">Is money to be refunded, if the user cancels the ticket on the same day of the journey?If yes, then how much per cent of the ticket amount will be refunded?</text:p>
            </text:list-item>
            <text:list-item>
              <text:p text:style-name="P26">What if the user don’t have any email id?</text:p>
            </text:list-item>
            <text:list-item>
              <text:p text:style-name="P26">What will be the mode of payment of refund amount?</text:p>
            </text:list-item>
            <text:list-item>
              <text:p text:style-name="P26">What will be the format of cancellation mail or message sent to the user.</text:p>
            </text:list-item>
            <text:list-item>
              <text:p text:style-name="P26">Upper limit of the cancellation duration has to be included in which range?</text:p>
            </text:list-item>
          </text:list>
        </text:list-item>
      </text:list>
      <text:p text:style-name="P5"/>
      <text:list xml:id="list31378894" text:continue-numbering="true" text:style-name="L2">
        <text:list-item>
          <text:p text:style-name="P38"><text:bookmark text:name="docs-internal-guid-0a4045d1-7fff-d7fb-e9"/>Any questions for the scope of the requirements. <text:s/></text:p>
        </text:list-item>
      </text:list>
      <text:list xml:id="list31360032" text:style-name="L1">
        <text:list-item>
          <text:list>
            <text:list-item>
              <text:p text:style-name="P27">Is there any other means of communication to be provided to inform the user about on successful/ fail <text:s text:c="2"/>cancellation of the ticket like through message on phone number, etc.</text:p>
            </text:list-item>
          </text:list>
        </text:list-item>
      </text:list>
      <text:list xml:id="list2196450672223370867" text:style-name="L3">
        <text:list-item>
          <text:list>
            <text:list-item>
              <text:p text:style-name="P28">Do we need to show successful ticket cancellation message on screen?</text:p>
            </text:list-item>
          </text:list>
        </text:list-item>
      </text:list>
      <text:list xml:id="list9066042987575508351" text:style-name="L4">
        <text:list-item>
          <text:list>
            <text:list-item>
              <text:p text:style-name="P29"><text:s/>How will the money be refunded if ticket has been booked online or offline, i.e. in either of the cases?</text:p>
            </text:list-item>
          </text:list>
        </text:list-item>
      </text:list>
      <text:list xml:id="list8833937218676369112" text:style-name="L5">
        <text:list-item>
          <text:list>
            <text:list-item>
              <text:p text:style-name="P30">What is the process of money transfer, if the person doesn’t have a bank account?</text:p>
            </text:list-item>
          </text:list>
        </text:list-item>
      </text:list>
      <text:list xml:id="list9060218789498843768" text:style-name="L6">
        <text:list-item>
          <text:list>
            <text:list-item>
              <text:p text:style-name="P31">What if cancellation is not successful? Do we need to send any mail in that case also?</text:p>
            </text:list-item>
          </text:list>
        </text:list-item>
      </text:list>
      <text:list xml:id="list6582632606865506571" text:style-name="L7">
        <text:list-item>
          <text:list>
            <text:list-item>
              <text:p text:style-name="P32">How can the user approach, if he doesn’t get his refund amount back?</text:p>
            </text:list-item>
          </text:list>
        </text:list-item>
      </text:list>
      <text:list xml:id="list7378880256517335009" text:style-name="L8">
        <text:list-item>
          <text:list>
            <text:list-item>
              <text:p text:style-name="P33">What is the specified deadline or time limit/ duration <text:s/>to get ticket cancellation refund amount?</text:p>
            </text:list-item>
          </text:list>
        </text:list-item>
      </text:list>
      <text:p text:style-name="P1"/>
      <text:p text:style-name="P1">Answer-2:</text:p>
      <text:p text:style-name="P1"/>
      <text:p text:style-name="P12"><text:bookmark text:name="docs-internal-guid-2625f978-7fff-17f0-38"/>Test Coverage Scenarios</text:p>
      <text:p text:style-name="P13"/>
      <text:p text:style-name="P16"/>
      <text:p text:style-name="P16"/>
      <text:p text:style-name="P16"/>
      <text:p text:style-name="P16"/>
      <text:p text:style-name="P16"/>
      <text:p text:style-name="P16">Positive test coverage scenario:-</text:p>
      <text:p text:style-name="P16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17">Test coverage scenario id</text:p>
          </table:table-cell>
          <table:table-cell table:style-name="Table1.A1" office:value-type="string">
            <text:p text:style-name="P17">Range</text:p>
          </table:table-cell>
          <table:table-cell table:style-name="Table1.C1" office:value-type="string">
            <text:p text:style-name="P17">Expected output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Ticket cancellation date &gt; Current date</text:p>
          </table:table-cell>
          <table:table-cell table:style-name="Table1.C2" office:value-type="string">
            <text:p text:style-name="P18">Find difference between journey date and ticket cancellation date</text:p>
          </table:table-cell>
        </table:table-row>
        <table:table-row>
          <table:table-cell table:style-name="Table1.A2" office:value-type="string">
            <text:p text:style-name="P18">1.1</text:p>
          </table:table-cell>
          <table:table-cell table:style-name="Table1.A2" office:value-type="string">
            <text:p text:style-name="P18">&gt;=60</text:p>
          </table:table-cell>
          <table:table-cell table:style-name="Table1.C2" office:value-type="string">
            <text:p text:style-name="P18">70% refund</text:p>
          </table:table-cell>
        </table:table-row>
        <table:table-row>
          <table:table-cell table:style-name="Table1.A2" office:value-type="string">
            <text:p text:style-name="P18">1.2</text:p>
          </table:table-cell>
          <table:table-cell table:style-name="Table1.A2" office:value-type="string">
            <text:p text:style-name="P18">60 to 30</text:p>
          </table:table-cell>
          <table:table-cell table:style-name="Table1.C2" office:value-type="string">
            <text:p text:style-name="P18">50% refund</text:p>
          </table:table-cell>
        </table:table-row>
        <table:table-row>
          <table:table-cell table:style-name="Table1.A2" office:value-type="string">
            <text:p text:style-name="P18">1.3</text:p>
          </table:table-cell>
          <table:table-cell table:style-name="Table1.A2" office:value-type="string">
            <text:p text:style-name="P18">30 to 10</text:p>
          </table:table-cell>
          <table:table-cell table:style-name="Table1.C2" office:value-type="string">
            <text:p text:style-name="P18">35% refund</text:p>
          </table:table-cell>
        </table:table-row>
        <table:table-row>
          <table:table-cell table:style-name="Table1.A2" office:value-type="string">
            <text:p text:style-name="P18">1.4</text:p>
          </table:table-cell>
          <table:table-cell table:style-name="Table1.A2" office:value-type="string">
            <text:p text:style-name="P18">10 to 1</text:p>
          </table:table-cell>
          <table:table-cell table:style-name="Table1.C2" office:value-type="string">
            <text:p text:style-name="P18">20% refund</text:p>
          </table:table-cell>
        </table:table-row>
      </table:table>
      <text:p text:style-name="P16"/>
      <text:p text:style-name="P14"/>
      <text:p text:style-name="P16">Negative test coverage scenario:-</text:p>
      <text:p text:style-name="P1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7">Test coverage scenario id</text:p>
          </table:table-cell>
          <table:table-cell table:style-name="Table2.A1" office:value-type="string">
            <text:p text:style-name="P17">Range</text:p>
          </table:table-cell>
          <table:table-cell table:style-name="Table2.C1" office:value-type="string">
            <text:p text:style-name="P17">Expected output</text:p>
          </table:table-cell>
        </table:table-row>
        <table:table-row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Ticket cancellation date &lt; Current date</text:p>
          </table:table-cell>
          <table:table-cell table:style-name="Table2.C2" office:value-type="string">
            <text:p text:style-name="P18">Invalid</text:p>
          </table:table-cell>
        </table:table-row>
        <table:table-row>
          <table:table-cell table:style-name="Table2.A2" office:value-type="string">
            <text:p text:style-name="P18">1.1</text:p>
          </table:table-cell>
          <table:table-cell table:style-name="Table2.A2" office:value-type="string">
            <text:p text:style-name="P18">&lt;1</text:p>
          </table:table-cell>
          <table:table-cell table:style-name="Table2.C2" office:value-type="string">
            <text:p text:style-name="P18">Invalid</text:p>
          </table:table-cell>
        </table:table-row>
      </table:table>
      <text:p text:style-name="P14"/>
      <text:p text:style-name="P14">Answer-3:</text:p>
      <text:p text:style-name="P14"/>
      <text:p text:style-name="P15"><text:bookmark text:name="docs-internal-guid-2e668e2b-7fff-4aa2-61"/>Test Cases for the Refund Amount calculations:-</text:p>
      <text:p text:style-name="P15"/>
      <text:p text:style-name="P4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9">Test Case ID</text:p>
          </table:table-cell>
          <table:table-cell table:style-name="Table3.A1" office:value-type="string">
            <text:p text:style-name="P19">Test case summary</text:p>
          </table:table-cell>
          <table:table-cell table:style-name="Table3.C1" office:value-type="string">
            <text:p text:style-name="P19">Test case description</text:p>
          </table:table-cell>
          <table:table-cell table:style-name="Table3.A1" office:value-type="string">
            <text:p text:style-name="Table_20_Heading">Prerequisite for test case</text:p>
          </table:table-cell>
          <table:table-cell table:style-name="Table3.A1" office:value-type="string">
            <text:p text:style-name="P19">Test steps</text:p>
          </table:table-cell>
          <table:table-cell table:style-name="Table3.A1" office:value-type="string">
            <text:p text:style-name="P19">Expected Result</text:p>
          </table:table-cell>
          <table:table-cell table:style-name="Table3.A1" office:value-type="string">
            <text:p text:style-name="Table_20_Heading">Test case result</text:p>
          </table:table-cell>
        </table:table-row>
        <table:table-row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7">Verify that when user cancels ticket 60 days prior to journey date then 70% amount is refunded</text:p>
          </table:table-cell>
          <table:table-cell table:style-name="Table3.C1" office:value-type="string">
            <text:p text:style-name="P6">This test case will validate that 70% of the amount of ticket is refunded when user cancels the ticket 60 days prior to the journey date.</text:p>
            <text:p text:style-name="P6">It is assumed the user is logged into the system.</text:p>
          </table:table-cell>
          <table:table-cell table:style-name="Table3.A1" office:value-type="string">
            <text:p text:style-name="P6">User log-in in the system.</text:p>
          </table:table-cell>
          <table:table-cell table:style-name="Table3.A1" office:value-type="string">
            <text:p text:style-name="P4">1. Click on cancel ticket button.</text:p>
            <text:p text:style-name="P4">2. Select yes/no</text:p>
          </table:table-cell>
          <table:table-cell table:style-name="Table3.A1" office:value-type="string">
            <text:p text:style-name="P6">1. Confirmation box should be displayed.</text:p>
            <text:p text:style-name="P6">2. <text:s/>70% amount should be refunded.</text:p>
            <text:p text:style-name="Normal"/>
            <text:p text:style-name="Normal"/>
            <text:p text:style-name="Normal"/>
            <text:p text:style-name="P20"/>
          </table:table-cell>
          <table:table-cell table:style-name="Table3.A1" office:value-type="string">
            <text:p text:style-name="P6">70% of amount <text:s/>refunded</text:p>
          </table:table-cell>
        </table:table-row>
        <table:table-row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6">Verify that when user cancels the ticket <text:soft-page-break/>between 60-30 days prior to journey date then 50% amount is refunded</text:p>
            <text:p text:style-name="P6"/>
          </table:table-cell>
          <table:table-cell table:style-name="Table3.C1" office:value-type="string">
            <text:p text:style-name="P6">This test case will validate that 50% of the amount of <text:soft-page-break/>ticket is refunded when user cancels the ticket 60-30 days prior to the journey date.</text:p>
            <text:p text:style-name="P6">It is assumed the user is logged into the system.</text:p>
          </table:table-cell>
          <table:table-cell table:style-name="Table3.A1" office:value-type="string">
            <text:p text:style-name="P6">User log-in in the syste<text:soft-page-break/>m.</text:p>
          </table:table-cell>
          <table:table-cell table:style-name="Table3.A1" office:value-type="string">
            <text:p text:style-name="P6">Same as above</text:p>
          </table:table-cell>
          <table:table-cell table:style-name="Table3.A1" office:value-type="string">
            <text:p text:style-name="P6">1. Confirmation box should be displayed.</text:p>
            <text:p text:style-name="P6">2. <text:s/>50% amount <text:soft-page-break/>should be refunded.</text:p>
          </table:table-cell>
          <table:table-cell table:style-name="Table3.A1" office:value-type="string">
            <text:p text:style-name="P6">50% of <text:s/>amount <text:s/>refunded</text:p>
          </table:table-cell>
        </table:table-row>
        <table:table-row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10"><text:span text:style-name="T2">Verify that when user cancels the ticket between 30-10 days then 35% amount is refunded</text:span><text:span text:style-name="apple-tab-span"><text:span text:style-name="T2"><text:tab/><text:tab/><text:tab/></text:span></text:span></text:p>
          </table:table-cell>
          <table:table-cell table:style-name="Table3.C1" office:value-type="string">
            <text:p text:style-name="P6">This test case will validate that 35% of the amount of ticket is refunded when user cancels the ticket 30-10 days prior to the journey date.</text:p>
            <text:p text:style-name="P6">It is assumed the user is logged into the system.</text:p>
          </table:table-cell>
          <table:table-cell table:style-name="Table3.A1" office:value-type="string">
            <text:p text:style-name="P6">User log-in in the system.</text:p>
          </table:table-cell>
          <table:table-cell table:style-name="Table3.A1" office:value-type="string">
            <text:p text:style-name="P6">Same as above</text:p>
          </table:table-cell>
          <table:table-cell table:style-name="Table3.A1" office:value-type="string">
            <text:p text:style-name="P6">1. Confirmation box should be displayed.</text:p>
            <text:p text:style-name="P6">2. <text:s/>35% amount should be refunded.</text:p>
          </table:table-cell>
          <table:table-cell table:style-name="Table3.A1" office:value-type="string">
            <text:p text:style-name="P6">35% of <text:s/>amount <text:s/>refunded</text:p>
          </table:table-cell>
        </table:table-row>
        <table:table-row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6">Verify that when user cancels the ticket between 10-1 days then 20% amount is refunded</text:p>
            <text:p text:style-name="P10"><text:span text:style-name="apple-tab-span"><text:span text:style-name="T2"><text:tab/></text:span></text:span><text:span text:style-name="apple-tab-span"><text:span text:style-name="T2"><text:tab/></text:span></text:span></text:p>
          </table:table-cell>
          <table:table-cell table:style-name="Table3.C1" office:value-type="string">
            <text:p text:style-name="P6">This test case will validate that 20% of the amount of ticket is refunded when user cancels the ticket 10-1 days prior to the journey date.</text:p>
            <text:p text:style-name="P6">It is assumed the user is logged into the system.</text:p>
          </table:table-cell>
          <table:table-cell table:style-name="Table3.A1" office:value-type="string">
            <text:p text:style-name="P6">User log-in in the system.</text:p>
          </table:table-cell>
          <table:table-cell table:style-name="Table3.A1" office:value-type="string">
            <text:p text:style-name="P6">Same as above</text:p>
          </table:table-cell>
          <table:table-cell table:style-name="Table3.A1" office:value-type="string">
            <text:p text:style-name="P21">1. Confirmation box should be displayed.</text:p>
            <text:p text:style-name="P6">2. <text:s/>20% amount should be refunded.</text:p>
          </table:table-cell>
          <table:table-cell table:style-name="Table3.A1" office:value-type="string">
            <text:p text:style-name="P6">20% of <text:s/>amount <text:s/>refunded</text:p>
          </table:table-cell>
        </table:table-row>
      </table:table>
      <text:p text:style-name="P3"/>
      <text:p text:style-name="P14"/>
      <text:p text:style-name="P14">Answer-4:</text:p>
      <text:p text:style-name="P14"/>
      <text:list xml:id="list5878715807267671160" text:style-name="L9">
        <text:list-item>
          <text:p text:style-name="P24"><text:span text:style-name="Default_20_Paragraph_20_Font"><text:span text:style-name="T3">Use boundary Value analysis technique and provide the set of </text:span></text:span><text:span text:style-name="Default_20_Paragraph_20_Font"><text:span text:style-name="T1">data which you will take for </text:span></text:span><text:span text:style-name="Default_20_Paragraph_20_Font"><text:span text:style-name="T1">testing.</text:span></text:span></text:p>
        </text:list-item>
      </text:list>
      <text:p text:style-name="P11"/>
      <table:table table:name="Table4" table:style-name="Table4">
        <table:table-column table:style-name="Table4.A" table:number-columns-repeated="4"/>
        <text:soft-page-break/>
        <table:table-row>
          <table:table-cell table:style-name="Table4.A1" office:value-type="string">
            <text:p text:style-name="Table_20_Heading">Range</text:p>
          </table:table-cell>
          <table:table-cell table:style-name="Table4.A1" office:value-type="string">
            <text:p text:style-name="Table_20_Heading">Limit</text:p>
          </table:table-cell>
          <table:table-cell table:style-name="Table4.A1" office:value-type="string">
            <text:p text:style-name="Table_20_Heading">Value</text:p>
          </table:table-cell>
          <table:table-cell table:style-name="Table4.D1" office:value-type="string">
            <text:p text:style-name="Table_20_Heading">Expected output</text:p>
          </table:table-cell>
        </table:table-row>
        <table:table-row>
          <table:table-cell table:style-name="Table4.A2" table:number-rows-spanned="3" office:value-type="string">
            <text:p text:style-name="P18">&gt;=60</text:p>
          </table:table-cell>
          <table:table-cell table:style-name="Table4.A2" table:number-rows-spanned="3" office:value-type="string">
            <text:p text:style-name="P18">Lower limit</text:p>
          </table:table-cell>
          <table:table-cell table:style-name="Table4.A2" office:value-type="string">
            <text:p text:style-name="P18">61</text:p>
          </table:table-cell>
          <table:table-cell table:style-name="Table4.D2" office:value-type="string">
            <text:p text:style-name="P18">70% refund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18">60</text:p>
          </table:table-cell>
          <table:table-cell table:style-name="Table4.D2" office:value-type="string">
            <text:p text:style-name="P18">70% refund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18">59</text:p>
          </table:table-cell>
          <table:table-cell table:style-name="Table4.D2" office:value-type="string">
            <text:p text:style-name="P18">50% refund</text:p>
          </table:table-cell>
        </table:table-row>
        <table:table-row>
          <table:table-cell table:style-name="Table4.A2" table:number-rows-spanned="6" office:value-type="string">
            <text:p text:style-name="P18">59 to 30</text:p>
          </table:table-cell>
          <table:table-cell table:style-name="Table4.A2" table:number-rows-spanned="3" office:value-type="string">
            <text:p text:style-name="P18">Upper limit</text:p>
          </table:table-cell>
          <table:table-cell table:style-name="Table4.A2" office:value-type="string">
            <text:p text:style-name="P18">60</text:p>
          </table:table-cell>
          <table:table-cell table:style-name="Table4.D2" office:value-type="string">
            <text:p text:style-name="P18">70% refund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18">59</text:p>
          </table:table-cell>
          <table:table-cell table:style-name="Table4.D2" office:value-type="string">
            <text:p text:style-name="P18">50% refund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18">58</text:p>
          </table:table-cell>
          <table:table-cell table:style-name="Table4.D2" office:value-type="string">
            <text:p text:style-name="P18">50% refund</text:p>
          </table:table-cell>
        </table:table-row>
        <table:table-row>
          <table:covered-table-cell/>
          <table:table-cell table:style-name="Table4.A2" table:number-rows-spanned="3" office:value-type="string">
            <text:p text:style-name="P18">Lower limit</text:p>
          </table:table-cell>
          <table:table-cell table:style-name="Table4.A2" office:value-type="string">
            <text:p text:style-name="P18">31</text:p>
          </table:table-cell>
          <table:table-cell table:style-name="Table4.D2" office:value-type="string">
            <text:p text:style-name="P18">50% refund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18">30</text:p>
          </table:table-cell>
          <table:table-cell table:style-name="Table4.D2" office:value-type="string">
            <text:p text:style-name="P18">50% refund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18">29</text:p>
          </table:table-cell>
          <table:table-cell table:style-name="Table4.D2" office:value-type="string">
            <text:p text:style-name="P18">35% refund</text:p>
          </table:table-cell>
        </table:table-row>
        <table:table-row table:style-name="Table4.11">
          <table:table-cell table:style-name="Table4.A2" table:number-rows-spanned="6" office:value-type="string">
            <text:p text:style-name="P18">29 to 10</text:p>
          </table:table-cell>
          <table:table-cell table:style-name="Table4.A2" table:number-rows-spanned="3" office:value-type="string">
            <text:p text:style-name="P18">Upper limit</text:p>
          </table:table-cell>
          <table:table-cell table:style-name="Table4.A2" office:value-type="string">
            <text:p text:style-name="P18">30</text:p>
          </table:table-cell>
          <table:table-cell table:style-name="Table4.D2" office:value-type="string">
            <text:p text:style-name="P18">50% refund</text:p>
          </table:table-cell>
        </table:table-row>
        <table:table-row table:style-name="Table4.11">
          <table:covered-table-cell/>
          <table:covered-table-cell/>
          <table:table-cell table:style-name="Table4.A2" office:value-type="string">
            <text:p text:style-name="P18">29</text:p>
          </table:table-cell>
          <table:table-cell table:style-name="Table4.D2" office:value-type="string">
            <text:p text:style-name="P18">35% refund</text:p>
          </table:table-cell>
        </table:table-row>
        <table:table-row table:style-name="Table4.11">
          <table:covered-table-cell/>
          <table:covered-table-cell/>
          <table:table-cell table:style-name="Table4.A2" office:value-type="string">
            <text:p text:style-name="P18">28</text:p>
          </table:table-cell>
          <table:table-cell table:style-name="Table4.D2" office:value-type="string">
            <text:p text:style-name="P18">35% refund</text:p>
          </table:table-cell>
        </table:table-row>
        <table:table-row table:style-name="Table4.11">
          <table:covered-table-cell/>
          <table:table-cell table:style-name="Table4.A2" table:number-rows-spanned="3" office:value-type="string">
            <text:p text:style-name="P18">Lower limit</text:p>
          </table:table-cell>
          <table:table-cell table:style-name="Table4.A2" office:value-type="string">
            <text:p text:style-name="P18">11</text:p>
          </table:table-cell>
          <table:table-cell table:style-name="Table4.D2" office:value-type="string">
            <text:p text:style-name="P18">35% refund</text:p>
          </table:table-cell>
        </table:table-row>
        <table:table-row table:style-name="Table4.11">
          <table:covered-table-cell/>
          <table:covered-table-cell/>
          <table:table-cell table:style-name="Table4.A2" office:value-type="string">
            <text:p text:style-name="P18">10</text:p>
          </table:table-cell>
          <table:table-cell table:style-name="Table4.D2" office:value-type="string">
            <text:p text:style-name="P18">35% refund</text:p>
          </table:table-cell>
        </table:table-row>
        <table:table-row table:style-name="Table4.11">
          <table:covered-table-cell/>
          <table:covered-table-cell/>
          <table:table-cell table:style-name="Table4.A2" office:value-type="string">
            <text:p text:style-name="P18">9</text:p>
          </table:table-cell>
          <table:table-cell table:style-name="Table4.D2" office:value-type="string">
            <text:p text:style-name="P18">20% refund</text:p>
          </table:table-cell>
        </table:table-row>
        <table:table-row table:style-name="Table4.17">
          <table:table-cell table:style-name="Table4.A2" table:number-rows-spanned="6" office:value-type="string">
            <text:p text:style-name="P18">9 to 1</text:p>
          </table:table-cell>
          <table:table-cell table:style-name="Table4.A2" table:number-rows-spanned="3" office:value-type="string">
            <text:p text:style-name="P18">Upper limit</text:p>
          </table:table-cell>
          <table:table-cell table:style-name="Table4.A2" office:value-type="string">
            <text:p text:style-name="P18">10</text:p>
          </table:table-cell>
          <table:table-cell table:style-name="Table4.D2" office:value-type="string">
            <text:p text:style-name="P18">35% refund</text:p>
          </table:table-cell>
        </table:table-row>
        <table:table-row table:style-name="Table4.17">
          <table:covered-table-cell/>
          <table:covered-table-cell/>
          <table:table-cell table:style-name="Table4.A2" office:value-type="string">
            <text:p text:style-name="P18">9</text:p>
          </table:table-cell>
          <table:table-cell table:style-name="Table4.D2" office:value-type="string">
            <text:p text:style-name="P18">20% refund</text:p>
          </table:table-cell>
        </table:table-row>
        <table:table-row table:style-name="Table4.17">
          <table:covered-table-cell/>
          <table:covered-table-cell/>
          <table:table-cell table:style-name="Table4.A2" office:value-type="string">
            <text:p text:style-name="P18">8</text:p>
          </table:table-cell>
          <table:table-cell table:style-name="Table4.D2" office:value-type="string">
            <text:p text:style-name="P18">20% refund</text:p>
          </table:table-cell>
        </table:table-row>
        <table:table-row table:style-name="Table4.17">
          <table:covered-table-cell/>
          <table:table-cell table:style-name="Table4.A2" table:number-rows-spanned="3" office:value-type="string">
            <text:p text:style-name="P18">Lower limit</text:p>
          </table:table-cell>
          <table:table-cell table:style-name="Table4.A2" office:value-type="string">
            <text:p text:style-name="P18">2</text:p>
          </table:table-cell>
          <table:table-cell table:style-name="Table4.D2" office:value-type="string">
            <text:p text:style-name="P18">20% refund</text:p>
          </table:table-cell>
        </table:table-row>
        <table:table-row table:style-name="Table4.17">
          <table:covered-table-cell/>
          <table:covered-table-cell/>
          <table:table-cell table:style-name="Table4.A2" office:value-type="string">
            <text:p text:style-name="P18">1</text:p>
          </table:table-cell>
          <table:table-cell table:style-name="Table4.D2" office:value-type="string">
            <text:p text:style-name="P18">20% refund</text:p>
          </table:table-cell>
        </table:table-row>
        <table:table-row table:style-name="Table4.17">
          <table:covered-table-cell/>
          <table:covered-table-cell/>
          <table:table-cell table:style-name="Table4.A2" office:value-type="string">
            <text:p text:style-name="P18">0</text:p>
          </table:table-cell>
          <table:table-cell table:style-name="Table4.D2" office:value-type="string">
            <text:p text:style-name="P18">invalid</text:p>
          </table:table-cell>
        </table:table-row>
      </table:table>
      <text:p text:style-name="Text_20_body"><text:line-break/></text:p>
      <text:p text:style-name="Text_20_body"><text:bookmark text:name="docs-internal-guid-41b60fab-7fff-b488-a9"/><text:span text:style-name="Default_20_Paragraph_20_Font"><text:span text:style-name="T4"><text:s text:c="5"/>b.) </text:span></text:span><text:span text:style-name="Default_20_Paragraph_20_Font"><text:span text:style-name="T4">Use equivalence partitioning technique and create test data </text:span></text:span><text:span text:style-name="Default_20_Paragraph_20_Font"><text:span text:style-name="T1">which you will use for <text:s text:c="3"/>testing.</text:span></text:span></text:p>
      <text:p text:style-name="P22"/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Table_20_Heading">Range</text:p>
          </table:table-cell>
          <table:table-cell table:style-name="Table5.A1" office:value-type="string">
            <text:p text:style-name="Table_20_Heading">Invalid</text:p>
          </table:table-cell>
          <table:table-cell table:style-name="Table5.A1" office:value-type="string">
            <text:p text:style-name="Table_20_Heading">Valid</text:p>
          </table:table-cell>
          <table:table-cell table:style-name="Table5.D1" office:value-type="string">
            <text:p text:style-name="Table_20_Heading">Invalid</text:p>
          </table:table-cell>
        </table:table-row>
        <table:table-row>
          <table:table-cell table:style-name="Table5.A2" office:value-type="string">
            <text:p text:style-name="P18">&gt;=60</text:p>
          </table:table-cell>
          <table:table-cell table:style-name="Table5.A2" office:value-type="string">
            <text:p text:style-name="P18">59</text:p>
          </table:table-cell>
          <table:table-cell table:style-name="Table5.A2" office:value-type="string">
            <text:p text:style-name="P18">60, 67,70</text:p>
          </table:table-cell>
          <table:table-cell table:style-name="Table5.D2" office:value-type="string">
            <text:p text:style-name="P18">91</text:p>
          </table:table-cell>
        </table:table-row>
        <table:table-row>
          <table:table-cell table:style-name="Table5.A2" office:value-type="string">
            <text:p text:style-name="P18">59 to 30</text:p>
          </table:table-cell>
          <table:table-cell table:style-name="Table5.A2" office:value-type="string">
            <text:p text:style-name="P18">29</text:p>
          </table:table-cell>
          <table:table-cell table:style-name="Table5.A2" office:value-type="string">
            <text:p text:style-name="P18">59, 40, 45, 30</text:p>
          </table:table-cell>
          <table:table-cell table:style-name="Table5.D2" office:value-type="string">
            <text:p text:style-name="P18">60</text:p>
          </table:table-cell>
        </table:table-row>
        <table:table-row>
          <table:table-cell table:style-name="Table5.A2" office:value-type="string">
            <text:p text:style-name="P18">29 to 10</text:p>
          </table:table-cell>
          <table:table-cell table:style-name="Table5.A2" office:value-type="string">
            <text:p text:style-name="P18">9</text:p>
          </table:table-cell>
          <table:table-cell table:style-name="Table5.A2" office:value-type="string">
            <text:p text:style-name="P18">29, 20, 19, 10</text:p>
          </table:table-cell>
          <table:table-cell table:style-name="Table5.D2" office:value-type="string">
            <text:p text:style-name="P18">30</text:p>
          </table:table-cell>
        </table:table-row>
        <table:table-row>
          <table:table-cell table:style-name="Table5.A2" office:value-type="string">
            <text:p text:style-name="P18">9 to 1</text:p>
          </table:table-cell>
          <table:table-cell table:style-name="Table5.A2" office:value-type="string">
            <text:p text:style-name="P18">0</text:p>
          </table:table-cell>
          <table:table-cell table:style-name="Table5.A2" office:value-type="string">
            <text:p text:style-name="P18">9, 5, 3, 1</text:p>
          </table:table-cell>
          <table:table-cell table:style-name="Table5.D2" office:value-type="string">
            <text:p text:style-name="P18">10</text:p>
          </table:table-cell>
        </table:table-row>
      </table:table>
      <text:p text:style-name="Text_20_body"><text:span text:style-name="Default_20_Paragraph_20_Font"><text:span text:style-name="T5">* Assume 90 is upper </text:span></text:span><text:span text:style-name="Default_20_Paragraph_20_Font"><text:span text:style-name="T5">limit for range &gt;60.</text:span></text:span><text:line-break/></text:p>
      <text:p text:style-name="P14">Assignment-2:</text:p>
      <text:p text:style-name="P14"/>
      <text:p text:style-name="P8"><text:soft-page-break/>Here conditions &amp; actions are specified as follows:-</text:p>
      <text:p text:style-name="P4"/>
      <text:p text:style-name="P9">Conditions</text:p>
      <text:list xml:id="list80846548151482319" text:style-name="WWNum7">
        <text:list-item>
          <text:p text:style-name="P34">Customer type (Values: Wholesaler and Retailer)</text:p>
        </text:list-item>
        <text:list-item>
          <text:p text:style-name="P34">Cash on Delivery (COD) (Values: Yes and No)</text:p>
        </text:list-item>
        <text:list-item>
          <text:p text:style-name="P34">Number of Units</text:p>
        </text:list-item>
      </text:list>
      <text:p text:style-name="P9"/>
      <text:p text:style-name="P9">Actions</text:p>
      <text:list xml:id="list2401462914341660919" text:style-name="WWNum8">
        <text:list-item>
          <text:p text:style-name="P35">No discount</text:p>
        </text:list-item>
        <text:list-item>
          <text:p text:style-name="P35">2% discount</text:p>
        </text:list-item>
        <text:list-item>
          <text:p text:style-name="P25">Additional 2% discount</text:p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 table:number-columns-repeated="6"/>
        <table:table-column table:style-name="Table6.I"/>
        <table:table-header-rows>
          <table:table-row>
            <table:table-cell table:style-name="Table6.A1" office:value-type="string">
              <text:p text:style-name="Table_20_Heading">Type of customer</text:p>
            </table:table-cell>
            <table:table-cell table:style-name="Table6.A1" office:value-type="string">
              <text:p text:style-name="P18">Wholesaler</text:p>
            </table:table-cell>
            <table:table-cell table:style-name="Table6.A1" office:value-type="string">
              <text:p text:style-name="P18">Wholesaler</text:p>
            </table:table-cell>
            <table:table-cell table:style-name="Table6.A1" office:value-type="string">
              <text:p text:style-name="P18">Wholesaler</text:p>
            </table:table-cell>
            <table:table-cell table:style-name="Table6.A1" office:value-type="string">
              <text:p text:style-name="P18">Wholesaler</text:p>
            </table:table-cell>
            <table:table-cell table:style-name="Table6.A1" office:value-type="string">
              <text:p text:style-name="P18">Retailer</text:p>
            </table:table-cell>
            <table:table-cell table:style-name="Table6.A1" office:value-type="string">
              <text:p text:style-name="P18">Retailer</text:p>
            </table:table-cell>
            <table:table-cell table:style-name="Table6.A1" office:value-type="string">
              <text:p text:style-name="P18">Retailer</text:p>
            </table:table-cell>
            <table:table-cell table:style-name="Table6.I1" office:value-type="string">
              <text:p text:style-name="P18">Retailer</text:p>
            </table:table-cell>
          </table:table-row>
        </table:table-header-rows>
        <table:table-row>
          <table:table-cell table:style-name="Table6.A2" office:value-type="string">
            <text:p text:style-name="Table_20_Heading">Cash on delivery</text:p>
          </table:table-cell>
          <table:table-cell table:style-name="Table6.A2" office:value-type="string">
            <text:p text:style-name="P18">yes</text:p>
          </table:table-cell>
          <table:table-cell table:style-name="Table6.A2" office:value-type="string">
            <text:p text:style-name="P18">yes</text:p>
          </table:table-cell>
          <table:table-cell table:style-name="Table6.A2" office:value-type="string">
            <text:p text:style-name="P18">no</text:p>
          </table:table-cell>
          <table:table-cell table:style-name="Table6.A2" office:value-type="string">
            <text:p text:style-name="P18">no</text:p>
          </table:table-cell>
          <table:table-cell table:style-name="Table6.A2" office:value-type="string">
            <text:p text:style-name="P18">yes</text:p>
          </table:table-cell>
          <table:table-cell table:style-name="Table6.A2" office:value-type="string">
            <text:p text:style-name="P18">yes</text:p>
          </table:table-cell>
          <table:table-cell table:style-name="Table6.A2" office:value-type="string">
            <text:p text:style-name="P18">no</text:p>
          </table:table-cell>
          <table:table-cell table:style-name="Table6.I2" office:value-type="string">
            <text:p text:style-name="P18">no</text:p>
          </table:table-cell>
        </table:table-row>
        <table:table-row>
          <table:table-cell table:style-name="Table6.A2" office:value-type="string">
            <text:p text:style-name="Table_20_Heading">Number of items/ units</text:p>
          </table:table-cell>
          <table:table-cell table:style-name="Table6.A2" office:value-type="string">
            <text:p text:style-name="P18">&lt;50</text:p>
          </table:table-cell>
          <table:table-cell table:style-name="Table6.A2" office:value-type="string">
            <text:p text:style-name="P18">&gt;=50</text:p>
          </table:table-cell>
          <table:table-cell table:style-name="Table6.A2" office:value-type="string">
            <text:p text:style-name="P18">&lt;50</text:p>
          </table:table-cell>
          <table:table-cell table:style-name="Table6.A2" office:value-type="string">
            <text:p text:style-name="P18">&gt;=50</text:p>
          </table:table-cell>
          <table:table-cell table:style-name="Table6.A2" office:value-type="string">
            <text:p text:style-name="P18">&lt;50</text:p>
          </table:table-cell>
          <table:table-cell table:style-name="Table6.A2" office:value-type="string">
            <text:p text:style-name="P18">&gt;=50</text:p>
          </table:table-cell>
          <table:table-cell table:style-name="Table6.A2" office:value-type="string">
            <text:p text:style-name="P18">&lt;50</text:p>
          </table:table-cell>
          <table:table-cell table:style-name="Table6.I2" office:value-type="string">
            <text:p text:style-name="P18">&gt;=50</text:p>
          </table:table-cell>
        </table:table-row>
        <table:table-row>
          <table:table-cell table:style-name="Table6.A2" office:value-type="string">
            <text:p text:style-name="Table_20_Heading">Total discount</text:p>
          </table:table-cell>
          <table:table-cell table:style-name="Table6.A2" office:value-type="string">
            <text:p text:style-name="P18">4.00%</text:p>
          </table:table-cell>
          <table:table-cell table:style-name="Table6.A2" office:value-type="string">
            <text:p text:style-name="P18">6.00%</text:p>
          </table:table-cell>
          <table:table-cell table:style-name="Table6.A2" office:value-type="string">
            <text:p text:style-name="P18">2.00%</text:p>
          </table:table-cell>
          <table:table-cell table:style-name="Table6.A2" office:value-type="string">
            <text:p text:style-name="P18">4.00%</text:p>
          </table:table-cell>
          <table:table-cell table:style-name="Table6.A2" office:value-type="string">
            <text:p text:style-name="P18">2.00%</text:p>
          </table:table-cell>
          <table:table-cell table:style-name="Table6.A2" office:value-type="string">
            <text:p text:style-name="P18">4.00%</text:p>
          </table:table-cell>
          <table:table-cell table:style-name="Table6.A2" office:value-type="string">
            <text:p text:style-name="P18">0.00%</text:p>
          </table:table-cell>
          <table:table-cell table:style-name="Table6.I2" office:value-type="string">
            <text:p text:style-name="P18">2.00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en" style:country-asian="US" style:font-style-asian="normal" style:font-weight-asian="normal" style:font-name-complex="Mang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0693in" fo:margin-bottom="0.0693in"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apple-tab-span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2" style:display-name="WW_CharLFO4LVL2" style:family="text">
      <style:text-properties style:font-name="StarSymbol"/>
    </style:style>
    <style:style style:name="WW_5f_CharLFO5LVL2" style:display-name="WW_CharLFO5LVL2" style:family="text">
      <style:text-properties style:font-name="StarSymbol"/>
    </style:style>
    <style:style style:name="WW_5f_CharLFO7LVL2" style:display-name="WW_CharLFO7LVL2" style:family="text">
      <style:text-properties style:font-name="StarSymbol"/>
    </style:style>
    <style:style style:name="WW_5f_CharLFO8LVL2" style:display-name="WW_CharLFO8LVL2" style:family="text">
      <style:text-properties style:font-name="StarSymbol"/>
    </style:style>
    <style:style style:name="WW_5f_CharLFO9LVL2" style:display-name="WW_CharLFO9LVL2" style:family="text">
      <style:text-properties style:font-name="StarSymbol"/>
    </style:style>
    <style:style style:name="WW_5f_CharLFO10LVL2" style:display-name="WW_CharLFO10LVL2" style:family="text">
      <style:text-properties style:font-name="StarSymbol"/>
    </style:style>
    <style:style style:name="WW_5f_CharLFO11LVL2" style:display-name="WW_CharLFO11LVL2" style:family="text">
      <style:text-properties style:font-name="StarSymbol"/>
    </style:style>
    <style:style style:name="WW_5f_CharLFO12LVL2" style:display-name="WW_CharLFO12LVL2" style:family="text">
      <style:text-properties style:font-name="Star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2LVL1" text:bullet-char="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">
        <style:list-level-properties/>
        <style:text-properties style:font-name="Wingdings"/>
      </text:list-level-style-bullet>
      <text:list-level-style-bullet text:level="4" text:style-name="WW_5f_CharLFO2LVL4" text:bullet-char="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">
        <style:list-level-properties/>
        <style:text-properties style:font-name="Wingdings"/>
      </text:list-level-style-bullet>
      <text:list-level-style-bullet text:level="7" text:style-name="WW_5f_CharLFO2LVL7" text:bullet-char="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3LVL1" text:bullet-char="">
        <style:list-level-properties/>
        <style:text-properties style:font-name="Symbol"/>
      </text:list-level-style-bullet>
      <text:list-level-style-bullet text:level="2" text:style-name="WW_5f_CharLFO3LVL2" text:bullet-char="o">
        <style:list-level-properties/>
        <style:text-properties style:font-name="Courier New"/>
      </text:list-level-style-bullet>
      <text:list-level-style-bullet text:level="3" text:style-name="WW_5f_CharLFO3LVL3" text:bullet-char="">
        <style:list-level-properties/>
        <style:text-properties style:font-name="Wingdings"/>
      </text:list-level-style-bullet>
      <text:list-level-style-bullet text:level="4" text:style-name="WW_5f_CharLFO3LVL4" text:bullet-char="">
        <style:list-level-properties/>
        <style:text-properties style:font-name="Symbol"/>
      </text:list-level-style-bullet>
      <text:list-level-style-bullet text:level="5" text:style-name="WW_5f_CharLFO3LVL5" text:bullet-char="o">
        <style:list-level-properties/>
        <style:text-properties style:font-name="Courier New"/>
      </text:list-level-style-bullet>
      <text:list-level-style-bullet text:level="6" text:style-name="WW_5f_CharLFO3LVL6" text:bullet-char="">
        <style:list-level-properties/>
        <style:text-properties style:font-name="Wingdings"/>
      </text:list-level-style-bullet>
      <text:list-level-style-bullet text:level="7" text:style-name="WW_5f_CharLFO3LVL7" text:bullet-char="">
        <style:list-level-properties/>
        <style:text-properties style:font-name="Symbol"/>
      </text:list-level-style-bullet>
      <text:list-level-style-bullet text:level="8" text:style-name="WW_5f_CharLFO3LVL8" text:bullet-char="o">
        <style:list-level-properties/>
        <style:text-properties style:font-name="Courier New"/>
      </text:list-level-style-bullet>
      <text:list-level-style-bullet text:level="9" text:style-name="WW_5f_CharLFO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kshita Agrawal</meta:initial-creator>
    <dc:creator>Akshita Agrawal</dc:creator>
    <meta:creation-date>2018-10-15T12:50:00Z</meta:creation-date>
    <dc:date>2018-10-17T11:19:39.39</dc:date>
    <meta:editing-cycles>2</meta:editing-cycles>
    <meta:editing-duration>PT1H42M11S</meta:editing-duration>
    <meta:document-statistic meta:table-count="6" meta:image-count="0" meta:object-count="0" meta:page-count="5" meta:paragraph-count="223" meta:word-count="910" meta:character-count="4796"/>
    <meta:template xlink:type="simple" xlink:actuate="onRequest" xlink:title="" xlink:href="Normal"/>
  </office:meta>
</office:document-meta>
</file>